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1730000008ADD69CC3F.png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326cm" style:use-optimal-column-width="false"/>
    </style:style>
    <style:style style:name="co4" style:family="table-column">
      <style:table-column-properties style:column-width="3.311cm" style:use-optimal-column-width="false"/>
    </style:style>
    <style:style style:name="co5" style:family="table-column">
      <style:table-column-properties style:column-width="8.213cm" style:use-optimal-column-width="false"/>
    </style:style>
    <style:style style:name="co6" style:family="table-column">
      <style:table-column-properties style:column-width="4.508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792cm"/>
    </style:style>
    <style:style style:name="ro3" style:family="table-row">
      <style:table-row-properties style:row-height="1.286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196cm"/>
    </style:style>
    <style:style style:name="ro6" style:family="table-row">
      <style:table-row-properties style:row-height="1.485cm"/>
    </style:style>
    <style:style style:name="ro7" style:family="table-row">
      <style:table-row-properties style:row-height="1.147cm"/>
    </style:style>
    <style:style style:name="ro8" style:family="table-row">
      <style:table-row-properties style:row-height="1.158cm"/>
    </style:style>
    <style:style style:name="ro9" style:family="table-row">
      <style:table-row-properties style:row-height="1.544cm"/>
    </style:style>
    <style:style style:name="ro10" style:family="table-row">
      <style:table-row-properties style:row-height="0.818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8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/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/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246cm" fo:margin-bottom="0.105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text-align="start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 fo:hyphenate="false"/>
    </style:style>
    <style:style style:name="P3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/>
    </style:style>
    <style:style style:name="P4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2" style:language-asian="zxx" style:country-asian="none" style:font-name-complex="Arial2" style:language-complex="zxx" style:country-complex="none" style:text-scale="100%" fo:hyphenate="false"/>
    </style:style>
    <style:style style:name="P5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7" style:family="paragraph">
      <style:paragraph-properties style:punctuation-wrap="simple" style:writing-mode="lr-tb">
        <style:tab-stops/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8" style:family="paragraph">
      <style:paragraph-properties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9" style:family="paragraph">
      <style:paragraph-properties fo:margin-left="1.2cm" fo:margin-right="0cm" fo:margin-top="0.119cm" fo:margin-bottom="0.119cm" fo:line-height="99%" fo:text-align="start" fo:text-indent="0cm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2" style:language-asian="zxx" style:country-asian="none" style:font-name-complex="Arial2" style:language-complex="zxx" style:country-complex="none" style:text-scale="100%" fo:hyphenate="false"/>
    </style:style>
    <style:style style:name="P10" style:family="paragraph">
      <style:paragraph-properties style:writing-mode="lr-tb"/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1" style:family="paragraph">
      <style:paragraph-properties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2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16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8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name-complex="Tahoma1" style:font-size-complex="12pt" style:language-complex="zxx" style:country-complex="none" style:text-scale="100%"/>
    </style:style>
    <style:style style:name="T5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text-position="0% 100%" style:font-name="Arial3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font-size-asian="12pt" style:language-asian="zxx" style:country-asian="none" style:font-name-complex="Arial1" style:font-size-complex="12pt" style:language-complex="zxx" style:country-complex="none" style:text-scale="100%"/>
    </style:style>
    <style:style style:name="T9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position="0% 100%" style:font-name="Arial4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6pt" style:language-asian="zxx" style:country-asian="none" style:font-style-asian="normal" style:font-weight-asian="bold" style:font-name-complex="Arial4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7889fb" style:text-outline="fals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15" style:family="text">
      <style:text-properties fo:color="#7889fb" style:text-outline="false" style:text-line-through-style="non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frame draw:name="Table2" draw:style-name="standard" draw:layer="layout" svg:width="11.955cm" svg:height="11.765cm" svg:x="0.698cm" svg:y="3.9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Milestone</text:span></text:p>
              </table:table-cell>
              <table:table-cell>
                <text:p text:style-name="P2"><text:span text:style-name="T2">Target Date</text:span></text:p>
              </table:table-cell>
              <table:table-cell>
                <text:p text:style-name="P2"><text:span text:style-name="T2">Actual Date</text:span></text:p>
              </table:table-cell>
              <table:table-cell>
                <text:p text:style-name="P2"><text:span text:style-name="T3">Status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Use cases and Technical Architecture</text:span></text:p>
              </table:table-cell>
              <table:table-cell>
                <text:p text:style-name="P3"><text:span text:style-name="T4">28/10/ 2013</text:span></text:p>
              </table:table-cell>
              <table:table-cell table:style-name="ce4">
                <text:p text:style-name="P3"><text:span text:style-name="T5">22/10/2013</text:span></text:p>
              </table:table-cell>
              <table:table-cell table:style-name="ce5">
                <text:p text:style-name="P4"><text:span text:style-name="T4">Complete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4">Prototype 1</text:span></text:p>
              </table:table-cell>
              <table:table-cell>
                <text:p text:style-name="P3"><text:span text:style-name="T4">11/12/</text:span></text:p>
                <text:p text:style-name="P3"><text:span text:style-name="T4">2013</text:span></text:p>
              </table:table-cell>
              <table:table-cell table:style-name="ce6">
                <text:p text:style-name="P5"><text:span text:style-name="T4">11/12/</text:span></text:p>
                <text:p text:style-name="P5"><text:span text:style-name="T4">2013</text:span></text:p>
              </table:table-cell>
              <table:table-cell table:style-name="ce7">
                <text:p text:style-name="P6"><text:span text:style-name="T4">Complete</text:span></text:p>
              </table:table-cell>
            </table:table-row>
            <table:table-row table:style-name="ro4">
              <table:table-cell table:style-name="ce8">
                <text:p text:style-name="P7"><text:span text:style-name="T6">Prototype 2 – Exam Break</text:span></text:p>
              </table:table-cell>
              <table:table-cell table:style-name="ce9">
                <text:p text:style-name="P8"><text:span text:style-name="T6">10/01/</text:span></text:p>
                <text:p text:style-name="P8"><text:span text:style-name="T6">2014</text:span></text:p>
              </table:table-cell>
              <table:table-cell table:style-name="ce3">
                <text:p text:style-name="P3"><text:span text:style-name="T5">10/01/2014</text:span></text:p>
              </table:table-cell>
              <table:table-cell table:style-name="ce10">
                <text:p text:style-name="P9"><text:span text:style-name="T7">Complete</text:span></text:p>
              </table:table-cell>
            </table:table-row>
            <table:table-row table:style-name="ro5">
              <table:table-cell table:style-name="ce11">
                <text:p text:style-name="P10"><text:span text:style-name="T8">Restart Dev</text:span></text:p>
              </table:table-cell>
              <table:table-cell table:style-name="ce12">
                <text:p text:style-name="P11"><text:span text:style-name="T6">03/02</text:span></text:p>
                <text:p text:style-name="P11"><text:span text:style-name="T6">2014</text:span></text:p>
              </table:table-cell>
              <table:table-cell table:style-name="ce13">
                <text:p text:style-name="P12"><text:span text:style-name="T9">03/02/2014</text:span></text:p>
              </table:table-cell>
              <table:table-cell table:style-name="ce7">
                <text:p text:style-name="P12"><text:span text:style-name="T9">Complete</text:span></text:p>
              </table:table-cell>
            </table:table-row>
            <table:table-row table:style-name="ro6" table:default-cell-style-name="ce11">
              <table:table-cell>
                <text:p text:style-name="P10"><text:span text:style-name="T6">Easter Break</text:span></text:p>
              </table:table-cell>
              <table:table-cell>
                <text:p text:style-name="P10"><text:span text:style-name="T6">14/04</text:span></text:p>
                <text:p text:style-name="P10"><text:span text:style-name="T6">2014</text:span></text:p>
              </table:table-cell>
              <table:table-cell table:style-name="ce13">
                <text:p text:style-name="P12"><text:span text:style-name="T9"/></text:p>
                <text:p text:style-name="P12"><text:span text:style-name="T9"/></text:p>
              </table:table-cell>
              <table:table-cell table:style-name="ce14"/>
            </table:table-row>
            <table:table-row table:style-name="ro7" table:default-cell-style-name="ce11">
              <table:table-cell>
                <text:p text:style-name="P10"><text:span text:style-name="T6">Complete</text:span></text:p>
              </table:table-cell>
              <table:table-cell>
                <text:p text:style-name="P10"><text:span text:style-name="T6">07/05/</text:span></text:p>
                <text:p text:style-name="P10"><text:span text:style-name="T6">2014</text:span></text:p>
              </table:table-cell>
              <table:table-cell table:style-name="ce15"/>
              <table:table-cell table:style-name="ce16"/>
            </table:table-row>
            <table:table-row table:style-name="ro7" table:default-cell-style-name="ce11">
              <table:table-cell>
                <text:p text:style-name="P10"><text:span text:style-name="T6">Demo and Handover </text:span></text:p>
              </table:table-cell>
              <table:table-cell>
                <text:p text:style-name="P10"><text:span text:style-name="T6">12/05</text:span></text:p>
                <text:p text:style-name="P10"><text:span text:style-name="T6">2014</text:span></text:p>
              </table:table-cell>
              <table:table-cell table:style-name="ce15"/>
              <table:table-cell table:style-name="ce17"/>
            </table:table-row>
            <table:table-row table:style-name="ro8" table:default-cell-style-name="ce18">
              <table:table-cell/>
              <table:table-cell/>
              <table:table-cell table:style-name="ce15"/>
              <table:table-cell table:style-name="ce17"/>
            </table:table-row>
          </table:table>
          <draw:image xlink:href="Pictures/TablePreview1.svm" xlink:type="simple" xlink:show="embed" xlink:actuate="onLoad"/>
        </draw:frame>
        <draw:custom-shape draw:name="Custom Shape1" draw:style-name="gr1" draw:text-style-name="P14" draw:layer="layout" svg:width="12.427cm" svg:height="0.843cm" svg:x="0.271cm" svg:y="1.7cm">
          <text:p text:style-name="P13"><text:span text:style-name="T10">ITT – ICS CD Adoption Dashboard </text:span><text:span text:style-name="T11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5"/>
            <table:table-column table:style-name="co6"/>
            <table:table-row table:style-name="ro9">
              <table:table-cell table:style-name="ce19">
                <text:p text:style-name="P15"><text:span text:style-name="T12">Shane Murphy</text:span></text:p>
              </table:table-cell>
              <table:table-cell table:style-name="ce20">
                <text:p text:style-name="P16"><text:span text:style-name="T13">Overall Status</text:span></text:p>
              </table:table-cell>
            </table:table-row>
            <table:table-row table:style-name="ro10">
              <table:table-cell table:style-name="ce21">
                <text:p text:style-name="P17"><text:span text:style-name="T14">ITT –</text:span><text:span text:style-name="T15"> ICS CD Adoption Dashboard</text:span></text:p>
              </table:table-cell>
              <table:table-cell table:style-name="ce22">
                <text:p text:style-name="P5"><text:span text:style-name="T16">Gre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20" draw:layer="layout" svg:width="12.677cm" svg:height="7.434cm" svg:x="13.873cm" svg:y="4.766cm">
          <draw:text-box>
            <text:p text:style-name="P18"><text:span text:style-name="T17">Accomplishments:</text:span></text:p>
            <text:list text:style-name="L2">
              <text:list-item>
                <text:p text:style-name="P19"><text:span text:style-name="T18"><text:s/></text:span><text:span text:style-name="T18">Added refresh page functionality</text:span></text:p>
              </text:list-item>
              <text:list-item>
                <text:p text:style-name="P19"><text:span text:style-name="T18"><text:s/></text:span><text:span text:style-name="T18">Grouped defects into s1, s2 and s3 levels.</text:span></text:p>
              </text:list-item>
              <text:list-item>
                <text:p text:style-name="P19"><text:span text:style-name="T18"><text:s/></text:span><text:span text:style-name="T18">Separated build time and test time into two separate charts</text:span></text:p>
              </text:list-item>
              <text:list-item>
                <text:p text:style-name="P19"><text:span text:style-name="T18"><text:s/></text:span><text:span text:style-name="T18">Fixed image linking issues</text:span></text:p>
              </text:list-item>
              <text:list-item>
                <text:p text:style-name="P19"><text:span text:style-name="T18"><text:s/></text:span><text:span text:style-name="T18">Implemented Cron Job methods to update domain when RTC server changes*</text:span></text:p>
              </text:list-item>
              <text:list-item>
                <text:p text:style-name="P19"><text:span text:style-name="T18"><text:s/></text:span><text:span text:style-name="T18">While implementing these methods, was having NPE problems, made all code Null safe.</text:span></text:p>
              </text:list-item>
              <text:list-item>
                <text:p text:style-name="P19"><text:span text:style-name="T18"><text:s/></text:span><text:span text:style-name="T18">General Refactoring</text:span></text:p>
              </text:list-item>
              <text:list-item>
                <text:p text:style-name="P19"><text:span text:style-name="T18"><text:s/></text:span><text:span text:style-name="T18">Installed DB2.</text:span></text:p>
              </text:list-item>
            </text:list>
          </draw:text-box>
        </draw:frame>
        <draw:frame draw:name="Text Frame2" draw:style-name="gr3" draw:text-style-name="P20" draw:layer="layout" svg:width="12.68cm" svg:height="2.239cm" svg:x="13.847cm" svg:y="12.6cm">
          <draw:text-box>
            <text:p text:style-name="P18"><text:span text:style-name="T17">Upcoming Work:</text:span></text:p>
            <text:list text:style-name="L2">
              <text:list-item>
                <text:p text:style-name="P18"><text:span text:style-name="T19"><text:s/></text:span><text:span text:style-name="T19">Add WorkItem State</text:span></text:p>
              </text:list-item>
              <text:list-item>
                <text:p text:style-name="P18"><text:span text:style-name="T19"><text:s/></text:span><text:span text:style-name="T19">Switch to DB2 database </text:span></text:p>
              </text:list-item>
            </text:list>
            <text:p text:style-name="P18"><text:span text:style-name="T17"/></text:p>
            <text:p text:style-name="P18"><text:span text:style-name="T19"/></text:p>
            <text:list text:style-name="L1">
              <text:list-header>
                <text:p text:style-name="P18"><text:span text:style-name="T19"/></text:p>
              </text:list-header>
            </text:list>
            <text:p text:style-name="P18"><text:span text:style-name="T17"/></text:p>
            <text:list text:continue-numbering="true" text:style-name="L1">
              <text:list-header>
                <text:p text:style-name="P18"><text:span text:style-name="T19"/></text:p>
              </text:list-header>
            </text:list>
            <text:p text:style-name="P19"><text:span text:style-name="T18"/></text:p>
          </draw:text-box>
        </draw:frame>
        <draw:frame draw:name="Text Frame3" draw:style-name="gr4" draw:text-style-name="P22" draw:layer="layout" svg:width="12.684cm" svg:height="4.4cm" svg:x="13.843cm" svg:y="15cm">
          <draw:text-box>
            <text:p text:style-name="P13"><text:span text:style-name="T17">Issues/risks:</text:span></text:p>
            <text:list text:style-name="L2">
              <text:list-item>
                <text:p text:style-name="P13"><text:span text:style-name="T20"><text:s/></text:span><text:span text:style-name="T20">Trial License expired 12 April. Cannot create WorkItems under Builds/Projects. Can create Project, which demonstrates the update methods working. Domain is updated in background.</text:span></text:p>
              </text:list-item>
              <text:list-item>
                <text:p text:style-name="P13"><text:span text:style-name="T20"><text:s/></text:span><text:span text:style-name="T20">Cannot find a way to automatically refresh the page when domain is updated because the Cron Job has no user session associated with it. Added refresh button instead.</text:span></text:p>
              </text:list-item>
              <text:list-item>
                <text:p text:style-name="P13"><text:span text:style-name="T20"><text:s/></text:span><text:span text:style-name="T20">Trouble installing DB2, took a long time, now trying to create database and swap over. </text:span></text:p>
              </text:list-item>
            </text:list>
            <text:p text:style-name="P13"><text:span text:style-name="T20"/></text:p>
            <text:p text:style-name="P13"><text:span text:style-name="T20"><text:s text:c="2"/></text:span></text:p>
            <text:p text:style-name="P13"><text:span text:style-name="T20"><text:line-break/></text:span><text:span text:style-name="T20"><text:line-break/></text:span><text:span text:style-name="T19"><text:line-break/></text:span><text:span text:style-name="T19"/></text:p>
            <text:p text:style-name="P18"><text:span text:style-name="T17"/></text:p>
            <text:p text:style-name="P18"><text:span text:style-name="T17"/></text:p>
            <text:list text:continue-numbering="true" text:style-name="L2">
              <text:list-header>
                <text:p text:style-name="P18"><text:span text:style-name="T17"/></text:p>
                <text:p text:style-name="P18"><text:span text:style-name="T19"/></text:p>
                <text:p text:style-name="P18"><text:span text:style-name="T19"/></text:p>
                <text:p text:style-name="P18"><text:span text:style-name="T19"/></text:p>
                <text:p text:style-name="P18"><text:span text:style-name="T19"/></text:p>
                <text:list>
                  <text:list-header>
                    <text:p text:style-name="P18"><text:span text:style-name="T19"/></text:p>
                    <text:p text:style-name="P18"><text:span text:style-name="T19"/></text:p>
                    <text:p text:style-name="P18"><text:span text:style-name="T19"/></text:p>
                    <text:p text:style-name="P18"><text:span text:style-name="T19"/></text:p>
                  </text:list-header>
                  <text:list-item>
                    <text:p text:style-name="P18"><text:span text:style-name="T19"/></text:p>
                  </text:list-item>
                  <text:list-item>
                    <text:p text:style-name="P18"><text:span text:style-name="T19"/></text:p>
                    <text:p text:style-name="P18"><text:span text:style-name="T19"/></text:p>
                    <text:p text:style-name="P18"><text:span text:style-name="T17"><text:s/></text:span></text:p>
                  </text:list-item>
                </text:list>
              </text:list-header>
            </text:list>
            <text:list text:style-name="L1">
              <text:list-header>
                <text:p text:style-name="P18"><text:span text:style-name="T19"/></text:p>
              </text:list-header>
              <text:list-item>
                <text:p text:style-name="P18"><text:span text:style-name="T19"/></text:p>
              </text:list-item>
            </text:list>
            <text:p text:style-name="P21"><text:span text:style-name="T19"/></text:p>
            <text:p text:style-name="P18"><text:span text:style-name="T19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23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7.7000007629395pt" style:font-size-asian="17.7000007629395pt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4-04-22T11:33:10.575615000</dc:date>
    <meta:printed-by>rhea_berger</meta:printed-by>
    <meta:print-date>2010-01-31T23:29:15</meta:print-date>
    <dc:language>en-US</dc:language>
    <meta:editing-cycles>271</meta:editing-cycles>
    <meta:editing-duration>P5DT10H38M36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